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D0EECDI" style:family="table-column">
      <style:table-column-properties fo:break-before="auto" style:column-width="2.42cm"/>
    </style:style>
    <style:style style:name="ID0EKCDI" style:family="table-column">
      <style:table-column-properties fo:break-before="auto" style:column-width="2.692cm"/>
    </style:style>
    <style:style style:name="ID0EQCDI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2.251cm"/>
    </style:style>
    <style:style style:name="ID0EPCAK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755cm"/>
    </style:style>
    <style:style style:name="co10" style:family="table-column">
      <style:table-column-properties fo:break-before="auto" style:column-width="5.288cm"/>
    </style:style>
    <style:style style:name="co11" style:family="table-column">
      <style:table-column-properties fo:break-before="auto" style:column-width="9.326cm"/>
    </style:style>
    <style:style style:name="co12" style:family="table-column">
      <style:table-column-properties fo:break-before="auto" style:column-width="19.332cm"/>
    </style:style>
    <style:style style:name="co13" style:family="table-column">
      <style:table-column-properties fo:break-before="auto" style:column-width="1.879cm"/>
    </style:style>
    <style:style style:name="ID0EXCDI" style:family="table-row">
      <style:table-row-properties style:row-height="0.623cm" fo:break-before="auto" style:use-optimal-row-height="false"/>
    </style:style>
    <style:style style:name="ID0EFEDI" style:family="table-row">
      <style:table-row-properties style:row-height="0.496cm" fo:break-before="auto" style:use-optimal-row-height="true"/>
    </style:style>
    <style:style style:name="ID0ESFDI" style:family="table-row">
      <style:table-row-properties style:row-height="0.614cm" fo:break-before="auto" style:use-optimal-row-height="false"/>
    </style:style>
    <style:style style:name="ID0EQGDI" style:family="table-row">
      <style:table-row-properties style:row-height="0.614cm" fo:break-before="auto" style:use-optimal-row-height="false"/>
    </style:style>
    <style:style style:name="ID0EOHDI" style:family="table-row">
      <style:table-row-properties style:row-height="0.614cm" fo:break-before="auto" style:use-optimal-row-height="false"/>
    </style:style>
    <style:style style:name="ID0EMIDI" style:family="table-row">
      <style:table-row-properties style:row-height="0.614cm" fo:break-before="auto" style:use-optimal-row-height="false"/>
    </style:style>
    <style:style style:name="ID0EKJDI" style:family="table-row">
      <style:table-row-properties style:row-height="0.614cm" fo:break-before="auto" style:use-optimal-row-height="false"/>
    </style:style>
    <style:style style:name="ID0EIKDI" style:family="table-row">
      <style:table-row-properties style:row-height="0.614cm" fo:break-before="auto" style:use-optimal-row-height="false"/>
    </style:style>
    <style:style style:name="ID0EGLDI" style:family="table-row">
      <style:table-row-properties style:row-height="0.614cm" fo:break-before="auto" style:use-optimal-row-height="false"/>
    </style:style>
    <style:style style:name="ID0EEMDI" style:family="table-row">
      <style:table-row-properties style:row-height="0.614cm" fo:break-before="auto" style:use-optimal-row-height="false"/>
    </style:style>
    <style:style style:name="ID0ECNDI" style:family="table-row">
      <style:table-row-properties style:row-height="0.452cm" fo:break-before="auto" style:use-optimal-row-height="true"/>
    </style:style>
    <style:style style:name="ID0E2NDI" style:family="table-row">
      <style:table-row-properties style:row-height="0.452cm" fo:break-before="auto" style:use-optimal-row-height="false"/>
    </style:style>
    <style:style style:name="ID0EVODI" style:family="table-row">
      <style:table-row-properties style:row-height="0.452cm" fo:break-before="auto" style:use-optimal-row-height="false"/>
    </style:style>
    <style:style style:name="ID0EPPDI" style:family="table-row">
      <style:table-row-properties style:row-height="0.452cm" fo:break-before="auto" style:use-optimal-row-height="false"/>
    </style:style>
    <style:style style:name="ID0EJQDI" style:family="table-row">
      <style:table-row-properties style:row-height="0.614cm" fo:break-before="auto" style:use-optimal-row-height="false"/>
    </style:style>
    <style:style style:name="ID0EHRDI" style:family="table-row">
      <style:table-row-properties style:row-height="0.614cm" fo:break-before="auto" style:use-optimal-row-height="false"/>
    </style:style>
    <style:style style:name="ID0EFSDI" style:family="table-row">
      <style:table-row-properties style:row-height="0.614cm" fo:break-before="auto" style:use-optimal-row-height="false"/>
    </style:style>
    <style:style style:name="ID0EDTDI" style:family="table-row">
      <style:table-row-properties style:row-height="0.614cm" fo:break-before="auto" style:use-optimal-row-height="false"/>
    </style:style>
    <style:style style:name="ID0EBUDI" style:family="table-row">
      <style:table-row-properties style:row-height="0.614cm" fo:break-before="auto" style:use-optimal-row-height="false"/>
    </style:style>
    <style:style style:name="ID0E6UDI" style:family="table-row">
      <style:table-row-properties style:row-height="0.614cm" fo:break-before="auto" style:use-optimal-row-height="false"/>
    </style:style>
    <style:style style:name="ID0E4VDI" style:family="table-row">
      <style:table-row-properties style:row-height="0.614cm" fo:break-before="auto" style:use-optimal-row-height="false"/>
    </style:style>
    <style:style style:name="ID0E2WDI" style:family="table-row">
      <style:table-row-properties style:row-height="0.496cm" fo:break-before="auto" style:use-optimal-row-height="true"/>
    </style:style>
    <style:style style:name="ID0EIYDI" style:family="table-row">
      <style:table-row-properties style:row-height="0.496cm" fo:break-before="auto" style:use-optimal-row-height="false"/>
    </style:style>
    <style:style style:name="ID0EWZDI" style:family="table-row">
      <style:table-row-properties style:row-height="0.496cm" fo:break-before="auto" style:use-optimal-row-height="false"/>
    </style:style>
    <style:style style:name="ID0EE2DI" style:family="table-row">
      <style:table-row-properties style:row-height="0.496cm" fo:break-before="auto" style:use-optimal-row-height="false"/>
    </style:style>
    <style:style style:name="ID0ES3DI" style:family="table-row">
      <style:table-row-properties style:row-height="0.496cm" fo:break-before="auto" style:use-optimal-row-height="true"/>
    </style:style>
    <style:style style:name="ID0EWCAK" style:family="table-row">
      <style:table-row-properties style:row-height="1.348cm" fo:break-before="auto" style:use-optimal-row-height="false"/>
    </style:style>
    <style:style style:name="ID0EWDAK" style:family="table-row">
      <style:table-row-properties style:row-height="0.953cm" fo:break-before="auto" style:use-optimal-row-height="false"/>
    </style:style>
    <style:style style:name="ID0EYEAK" style:family="table-row">
      <style:table-row-properties style:row-height="0.953cm" fo:break-before="auto" style:use-optimal-row-height="false"/>
    </style:style>
    <style:style style:name="ID0EAGAK" style:family="table-row">
      <style:table-row-properties style:row-height="1.032cm" fo:break-before="auto" style:use-optimal-row-height="false"/>
    </style:style>
    <style:style style:name="ID0EIHAK" style:family="table-row">
      <style:table-row-properties style:row-height="1.032cm" fo:break-before="auto" style:use-optimal-row-height="false"/>
    </style:style>
    <style:style style:name="ID0EQIAK" style:family="table-row">
      <style:table-row-properties style:row-height="1.032cm" fo:break-before="auto" style:use-optimal-row-height="false"/>
    </style:style>
    <style:style style:name="ID0EOJAK" style:family="table-row">
      <style:table-row-properties style:row-height="1.032cm" fo:break-before="auto" style:use-optimal-row-height="false"/>
    </style:style>
    <style:style style:name="ro34" style:family="table-row">
      <style:table-row-properties style:row-height="1.408cm" fo:break-before="auto" style:use-optimal-row-height="false"/>
    </style:style>
    <style:style style:name="ro35" style:family="table-row">
      <style:table-row-properties style:row-height="0.841cm" fo:break-before="auto" style:use-optimal-row-height="true"/>
    </style:style>
    <style:style style:name="ro36" style:family="table-row">
      <style:table-row-properties style:row-height="1cm" fo:break-before="auto" style:use-optimal-row-height="false"/>
    </style:style>
    <style:style style:name="ro37" style:family="table-row">
      <style:table-row-properties style:row-height="0.605cm" fo:break-before="auto" style:use-optimal-row-height="false"/>
    </style:style>
    <style:style style:name="ro38" style:family="table-row">
      <style:table-row-properties style:row-height="0.538cm" fo:break-before="auto" style:use-optimal-row-height="false"/>
    </style:style>
    <style:style style:name="ro39" style:family="table-row">
      <style:table-row-properties style:row-height="0.453cm" fo:break-before="auto" style:use-optimal-row-height="true"/>
    </style:style>
    <style:style style:name="ro40" style:family="table-row">
      <style:table-row-properties style:row-height="0.907cm" fo:break-before="auto" style:use-optimal-row-height="false"/>
    </style:style>
    <style:style style:name="ro41" style:family="table-row">
      <style:table-row-properties style:row-height="1.632cm" fo:break-before="auto" style:use-optimal-row-height="false"/>
    </style:style>
    <style:style style:name="ro42" style:family="table-row">
      <style:table-row-properties style:row-height="0.582cm" fo:break-before="auto" style:use-optimal-row-height="false"/>
    </style:style>
    <style:style style:name="ro43" style:family="table-row">
      <style:table-row-properties style:row-height="0.609cm" fo:break-before="auto" style:use-optimal-row-height="false"/>
    </style:style>
    <style:style style:name="ro44" style:family="table-row">
      <style:table-row-properties style:row-height="0.642cm" fo:break-before="auto" style:use-optimal-row-height="false"/>
    </style:style>
    <style:style style:name="ro45" style:family="table-row">
      <style:table-row-properties style:row-height="0.529cm" fo:break-before="auto" style:use-optimal-row-height="false"/>
    </style:style>
    <style:style style:name="ID0E1CFK" style:family="table" style:master-page-name="Default">
      <style:table-properties table:display="true" style:writing-mode="lr-tb"/>
    </style:style>
    <style:style style:name="ID0E6CFK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ID0EMFAG" style:family="table-cell" style:parent-style-name="Default">
      <style:table-cell-properties style:vertical-align="bottom"/>
      <style:text-properties fo:color="#000000" style:font-name="돋움" fo:font-size="10pt" style:font-name-asian="돋움" style:font-size-asian="10pt" style:font-size-complex="10pt"/>
    </style:style>
    <style:style style:name="ID0ES5AG" style:family="table-cell" style:parent-style-name="Default">
      <style:table-cell-properties fo:wrap-option="wrap" style:vertical-align="bottom"/>
      <style:text-properties fo:color="#000000" style:font-name="돋움" fo:font-size="10pt" style:font-name-asian="돋움" style:font-size-asian="10pt" style:font-size-complex="10pt"/>
    </style:style>
    <style:style style:name="ID0E65AG" style:family="table-cell" style:parent-style-name="Default">
      <style:table-cell-properties fo:border="0.002cm solid #000000" style:vertical-align="bottom"/>
    </style:style>
    <style:style style:name="ID0EF5AG" style:family="table-cell" style:parent-style-name="Default">
      <style:table-cell-properties fo:wrap-option="wrap" style:vertical-align="bottom"/>
      <style:text-properties fo:color="#000000" style:font-name="돋움" fo:font-size="10pt" style:font-name-asian="돋움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start"/>
    </style:style>
    <style:style style:name="ce7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start"/>
    </style:style>
    <style:style style:name="ce8" style:family="table-cell" style:parent-style-name="Default" style:data-style-name="N1">
      <style:table-cell-properties style:vertical-align="middle"/>
    </style:style>
    <style:style style:name="ce9" style:family="table-cell" style:parent-style-name="Default">
      <style:table-cell-properties style:vertical-align="bottom"/>
    </style:style>
    <style:style style:name="ce10" style:family="table-cell" style:parent-style-name="Default">
      <style:table-cell-properties fo:background-color="#dddddd" style:text-align-source="fix" style:repeat-content="false" fo:wrap-option="wrap" fo:border="0.002cm solid #000000" style:vertical-align="middle"/>
      <style:paragraph-properties fo:text-align="star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</style:style>
    <style:style style:name="ce13" style:family="table-cell" style:parent-style-name="Default">
      <style:table-cell-properties fo:wrap-option="wrap" style:vertical-align="bottom"/>
    </style:style>
  </office:automatic-styles>
  <office:body>
    <office:spreadsheet>
      <table:table table:name="표지" table:style-name="ID0E1CFK">
        <office:forms form:automatic-focus="false" form:apply-design-mode="false"/>
        <table:table-column table:style-name="ID0EECDI" table:default-cell-style-name="ID0EMFAG"/>
        <table:table-column table:style-name="ID0EKCDI" table:default-cell-style-name="ID0EMFAG"/>
        <table:table-column table:style-name="ID0EECDI" table:number-columns-repeated="8" table:default-cell-style-name="ID0EMFAG"/>
        <table:table-column table:style-name="co6" table:number-columns-repeated="246" table:default-cell-style-name="ID0EMFAG"/>
        <table:table-row table:style-name="ID0EXCDI">
          <table:table-cell table:style-name="ID0ES5AG" table:number-columns-repeated="5"/>
          <table:table-cell table:number-columns-repeated="251"/>
        </table:table-row>
        <table:table-row table:style-name="ID0EFEDI">
          <table:table-cell table:number-columns-repeated="256"/>
        </table:table-row>
        <table:table-row table:style-name="ID0ESFDI" table:number-rows-repeated="8">
          <table:table-cell table:number-columns-repeated="256"/>
        </table:table-row>
        <table:table-row table:style-name="ID0ECNDI">
          <table:table-cell table:number-columns-repeated="256"/>
        </table:table-row>
        <table:table-row table:style-name="ID0E2NDI" table:number-rows-repeated="3">
          <table:table-cell table:number-columns-repeated="256"/>
        </table:table-row>
        <table:table-row table:style-name="ID0ESFDI" table:number-rows-repeated="7">
          <table:table-cell table:number-columns-repeated="256"/>
        </table:table-row>
        <table:table-row table:style-name="ID0EFEDI">
          <table:table-cell table:number-columns-repeated="256"/>
        </table:table-row>
        <table:table-row table:style-name="ID0EIYDI" table:number-rows-repeated="3">
          <table:table-cell table:number-columns-repeated="256"/>
        </table:table-row>
        <table:table-row table:style-name="ID0EFEDI">
          <table:table-cell table:number-columns-repeated="256"/>
        </table:table-row>
      </table:table>
      <table:table table:name="개정이력" table:style-name="ID0E1CFK">
        <table:table-column table:style-name="ID0EPCAK" table:number-columns-repeated="6" table:default-cell-style-name="ID0EMFAG"/>
        <table:table-column table:style-name="co6" table:number-columns-repeated="250" table:default-cell-style-name="ID0EMFAG"/>
        <table:table-row table:style-name="ID0EWCAK">
          <table:table-cell table:style-name="ID0ES5AG" office:value-type="string">
            <text:p>문서개정이력표</text:p>
          </table:table-cell>
          <table:table-cell table:style-name="ID0ES5AG" table:number-columns-repeated="5"/>
          <table:table-cell table:number-columns-repeated="250"/>
        </table:table-row>
        <table:table-row table:style-name="ID0EWDAK">
          <table:table-cell table:style-name="ID0E65AG" office:value-type="string">
            <text:p>문서명</text:p>
          </table:table-cell>
          <table:table-cell table:style-name="ID0E65AG"/>
          <table:table-cell office:value-type="string">
            <text:p>요구사항정의서</text:p>
          </table:table-cell>
          <table:table-cell table:number-columns-repeated="253"/>
        </table:table-row>
        <table:table-row table:style-name="ID0EWDAK">
          <table:table-cell office:value-type="string">
            <text:p>버전</text:p>
          </table:table-cell>
          <table:table-cell office:value-type="string">
            <text:p>날짜</text:p>
          </table:table-cell>
          <table:table-cell office:value-type="string">
            <text:p>내 용</text:p>
          </table:table-cell>
          <table:table-cell/>
          <table:table-cell office:value-type="string">
            <text:p>작성자</text:p>
          </table:table-cell>
          <table:table-cell office:value-type="string">
            <text:p>승인자</text:p>
          </table:table-cell>
          <table:table-cell table:number-columns-repeated="250"/>
        </table:table-row>
        <table:table-row table:style-name="ID0EAGAK">
          <table:table-cell office:value-type="string">
            <text:p>V0.9</text:p>
          </table:table-cell>
          <table:table-cell office:value-type="string">
            <text:p>2016.07.20</text:p>
          </table:table-cell>
          <table:table-cell office:value-type="string">
            <text:p>최초제정</text:p>
          </table:table-cell>
          <table:table-cell/>
          <table:table-cell office:value-type="string">
            <text:p>작성자</text:p>
          </table:table-cell>
          <table:table-cell office:value-type="string">
            <text:p>프로젝트관리자</text:p>
          </table:table-cell>
          <table:table-cell table:number-columns-repeated="250"/>
        </table:table-row>
        <table:table-row table:style-name="ID0EAGAK">
          <table:table-cell office:value-type="string">
            <text:p>V1.0</text:p>
          </table:table-cell>
          <table:table-cell office:value-type="string">
            <text:p>2016.07.23</text:p>
          </table:table-cell>
          <table:table-cell office:value-type="string">
            <text:p>내용 작성</text:p>
          </table:table-cell>
          <table:table-cell/>
          <table:table-cell office:value-type="string">
            <text:p>작성자</text:p>
          </table:table-cell>
          <table:table-cell office:value-type="string">
            <text:p>프로젝트관리자</text:p>
          </table:table-cell>
          <table:table-cell table:number-columns-repeated="250"/>
        </table:table-row>
        <table:table-row table:style-name="ID0EAGAK">
          <table:table-cell table:number-columns-repeated="256"/>
        </table:table-row>
        <table:table-row table:style-name="ID0EAGAK">
          <table:table-cell table:number-columns-repeated="256"/>
        </table:table-row>
      </table:table>
      <table:table table:name="정의서" table:style-name="ID0E1CFK">
        <table:table-column table:style-name="co9" table:default-cell-style-name="Default"/>
        <table:table-column table:style-name="co10" table:default-cell-style-name="ID0EMFAG"/>
        <table:table-column table:style-name="co11" table:default-cell-style-name="ID0EMFAG"/>
        <table:table-column table:style-name="co12" table:default-cell-style-name="ID0EMFAG"/>
        <table:table-column table:style-name="co13" table:default-cell-style-name="ID0EMFAG"/>
        <table:table-column table:style-name="ID0EECDI" table:number-columns-repeated="3" table:default-cell-style-name="ID0EMFAG"/>
        <table:table-column table:style-name="co6" table:number-columns-repeated="248" table:default-cell-style-name="ID0EMFAG"/>
        <table:table-row table:style-name="ro34">
          <table:table-cell office:value-type="string">
            <text:p>요구사항정의서</text:p>
          </table:table-cell>
          <table:table-cell table:number-columns-repeated="255"/>
        </table:table-row>
        <table:table-row table:style-name="ro34">
          <table:table-cell office:value-type="string">
            <text:p>시스템명</text:p>
          </table:table-cell>
          <table:table-cell table:number-columns-repeated="3"/>
          <table:table-cell office:value-type="string">
            <text:p>작성일</text:p>
          </table:table-cell>
          <table:table-cell table:number-columns-repeated="251"/>
        </table:table-row>
        <table:table-row table:style-name="ro34">
          <table:table-cell office:value-type="string">
            <text:p>대분류</text:p>
          </table:table-cell>
          <table:table-cell office:value-type="string">
            <text:p>요구사항 ID</text:p>
          </table:table-cell>
          <table:table-cell office:value-type="string">
            <text:p>중분류</text:p>
          </table:table-cell>
          <table:table-cell office:value-type="string">
            <text:p>요구 사항 상세 내역 <text:s/></text:p>
          </table:table-cell>
          <table:table-cell office:value-type="string">
            <text:p>유형</text:p>
          </table:table-cell>
          <table:table-cell office:value-type="string">
            <text:p>고객</text:p>
          </table:table-cell>
          <table:table-cell office:value-type="string">
            <text:p>관리자</text:p>
          </table:table-cell>
          <table:table-cell table:number-columns-repeated="249"/>
        </table:table-row>
        <table:table-row table:style-name="ro35">
          <table:table-cell table:style-name="ce5" office:value-type="string">
            <text:p>공통(로그인, 마이페이지)</text:p>
          </table:table-cell>
          <table:table-cell/>
          <table:table-cell office:value-type="string">
            <text:p>로그인 &amp; 로그아웃</text:p>
          </table:table-cell>
          <table:table-cell table:style-name="ce8" office:value-type="string">
            <text:p>로그인을 할 때 아이디와 비밀번호를 받고 틀리면 경고 알림 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6">
          <table:table-cell table:style-name="ce5"/>
          <table:table-cell table:number-columns-repeated="2"/>
          <table:table-cell table:style-name="ce5" office:value-type="string">
            <text:p>ID찾기는 이름과 휴대폰 번호가 일치할 때 창으로, PW찾기는 아이디와 </text:p>
            <text:p>휴대폰 번호를 입력 시 처음 가입한 이메일을 통해 인증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7">
          <table:table-cell table:style-name="ce5"/>
          <table:table-cell table:number-columns-repeated="2"/>
          <table:table-cell office:value-type="string">
            <text:p>아이디 저장 체크하면 다음 로그인 시 아이디 표시 </text:p>
          </table:table-cell>
          <table:table-cell table:style-name="ce5" table:number-columns-repeated="2"/>
          <table:table-cell table:number-columns-repeated="250"/>
        </table:table-row>
        <table:table-row table:style-name="ro37">
          <table:table-cell table:style-name="ce5"/>
          <table:table-cell table:number-columns-repeated="2"/>
          <table:table-cell office:value-type="string">
            <text:p>로그인 성공 시 로그인 성공 알림 </text:p>
          </table:table-cell>
          <table:table-cell table:style-name="ce5" table:number-columns-repeated="2"/>
          <table:table-cell table:number-columns-repeated="250"/>
        </table:table-row>
        <table:table-row table:style-name="ro37">
          <table:table-cell table:style-name="ce5"/>
          <table:table-cell table:number-columns-repeated="2"/>
          <table:table-cell office:value-type="string">
            <text:p>SNS(네이버,카카오) 간편 로그인 기능 지원</text:p>
          </table:table-cell>
          <table:table-cell table:style-name="ce5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8">
          <table:table-cell table:style-name="ce5"/>
          <table:table-cell table:number-columns-repeated="2"/>
          <table:table-cell office:value-type="string">
            <text:p>로그아웃 버튼을 누르면 로그아웃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style-name="ce5"/>
          <table:table-cell/>
          <table:table-cell office:value-type="string">
            <text:p>회원 가입</text:p>
          </table:table-cell>
          <table:table-cell office:value-type="string">
            <text:p>개인 정보 입력(아이디/비밀번호/이름/생년월일/이메일/핸드폰 번호/주소 등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7">
          <table:table-cell table:style-name="ce5"/>
          <table:table-cell table:number-columns-repeated="2"/>
          <table:table-cell office:value-type="string">
            <text:p>SNS(네이버,카카오) 간편 회원가입 기능 지원</text:p>
          </table:table-cell>
          <table:table-cell table:style-name="ce5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7">
          <table:table-cell table:style-name="ce5"/>
          <table:table-cell table:number-columns-repeated="2"/>
          <table:table-cell office:value-type="string">
            <text:p>주소 기입 시 카카오맵 기능 지원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style-name="ce5"/>
          <table:table-cell table:number-columns-repeated="2"/>
          <table:table-cell table:style-name="ce8" office:value-type="string">
            <text:p>입력 사항 미기재 시 미입력 사항이 있다는 경고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style-name="ce5"/>
          <table:table-cell table:number-columns-repeated="2"/>
          <table:table-cell office:value-type="string">
            <text:p>비밀번호를 입력하고 다시 입력하여 두 비밀번호 일치 여부 판별</text:p>
          </table:table-cell>
          <table:table-cell table:style-name="ce5"/>
          <table:table-cell table:number-columns-repeated="251"/>
        </table:table-row>
        <table:table-row table:style-name="ro38">
          <table:table-cell table:style-name="ce5"/>
          <table:table-cell table:number-columns-repeated="2"/>
          <table:table-cell table:style-name="ce9" office:value-type="string">
            <text:p>이메일 인증 기능 지원</text:p>
          </table:table-cell>
          <table:table-cell table:style-name="ce5"/>
          <table:table-cell table:number-columns-repeated="251"/>
        </table:table-row>
        <table:table-row table:style-name="ro38">
          <table:table-cell table:style-name="ce5"/>
          <table:table-cell table:number-columns-repeated="2"/>
          <table:table-cell office:value-type="string">
            <text:p>아이디가 존재하면 중복된 아이디 경고 표시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style-name="ce5"/>
          <table:table-cell/>
          <table:table-cell office:value-type="string">
            <text:p>마이페이지</text:p>
          </table:table-cell>
          <table:table-cell office:value-type="string">
            <text:p>본인의 회원 정보를 조회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style-name="ce5"/>
          <table:table-cell table:number-columns-repeated="2"/>
          <table:table-cell office:value-type="string">
            <text:p>본인의 회원 정보를 수정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style-name="ce5"/>
          <table:table-cell table:number-columns-repeated="2"/>
          <table:table-cell office:value-type="string">
            <text:p>오류 데이터 신고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style-name="ce5"/>
          <table:table-cell table:number-columns-repeated="2"/>
          <table:table-cell office:value-type="string">
            <text:p>본인의 열람실 예약현황 확인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style-name="ce5"/>
          <table:table-cell table:number-columns-repeated="2"/>
          <table:table-cell office:value-type="string">
            <text:p>본인의 대출현황 및 대출이력 조회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style-name="ce5"/>
          <table:table-cell table:number-columns-repeated="2"/>
          <table:table-cell table:style-name="ce9" office:value-type="string">
            <text:p>본인의 도서 대출예약이력 조회</text:p>
          </table:table-cell>
          <table:table-cell table:number-columns-repeated="252"/>
        </table:table-row>
        <table:table-row table:style-name="ro38">
          <table:table-cell table:style-name="ce5"/>
          <table:table-cell table:number-columns-repeated="2"/>
          <table:table-cell office:value-type="string">
            <text:p>대출 연장 신청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style-name="ce5"/>
          <table:table-cell table:number-columns-repeated="2"/>
          <table:table-cell office:value-type="string">
            <text:p>도서관 자원봉사 신청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style-name="ce5"/>
          <table:table-cell table:number-columns-repeated="2"/>
          <table:table-cell office:value-type="string">
            <text:p>본인의 관심도서 조회</text:p>
          </table:table-cell>
          <table:table-cell table:style-name="ce5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8">
          <table:table-cell table:style-name="ce5"/>
          <table:table-cell table:number-columns-repeated="2"/>
          <table:table-cell office:value-type="string">
            <text:p>교육, 행사 내역 조회</text:p>
          </table:table-cell>
          <table:table-cell table:style-name="ce5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8">
          <table:table-cell table:style-name="ce5"/>
          <table:table-cell table:number-columns-repeated="2"/>
          <table:table-cell table:style-name="ce9" office:value-type="string">
            <text:p>신규도서 신청현황</text:p>
          </table:table-cell>
          <table:table-cell table:number-columns-repeated="252"/>
        </table:table-row>
        <table:table-row table:style-name="ro38">
          <table:table-cell table:style-name="ce5"/>
          <table:table-cell table:number-columns-repeated="2"/>
          <table:table-cell office:value-type="string">
            <text:p>본인의 독후감 조회 및 수정/삭제</text:p>
          </table:table-cell>
          <table:table-cell table:style-name="ce5" table:number-columns-repeated="3"/>
          <table:table-cell table:number-columns-repeated="249"/>
        </table:table-row>
        <table:table-row table:style-name="ro38">
          <table:table-cell table:style-name="ce5"/>
          <table:table-cell table:number-columns-repeated="2"/>
          <table:table-cell office:value-type="string">
            <text:p>회원 탈퇴를 누르면 회원정보가 사라지고 탈퇴가 된다. </text:p>
          </table:table-cell>
          <table:table-cell table:style-name="ce5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9">
          <table:table-cell office:value-type="string">
            <text:p>도서자료 및 예약</text:p>
          </table:table-cell>
          <table:table-cell/>
          <table:table-cell office:value-type="string">
            <text:p>도서검색</text:p>
          </table:table-cell>
          <table:table-cell table:style-name="ce9" office:value-type="string">
            <text:p>도서 (평점,예약수) 순 정렬</text:p>
          </table:table-cell>
          <table:table-cell table:style-name="ce5"/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카테고리별 상세 검색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저자명, 출판사,isbn으로 검색</text:p>
          </table:table-cell>
          <table:table-cell table:style-name="ce5"/>
          <table:table-cell table:number-columns-repeated="251"/>
        </table:table-row>
        <table:table-row table:style-name="ro40">
          <table:table-cell table:number-columns-repeated="3"/>
          <table:table-cell office:value-type="string">
            <text:p>저자, 출판사, 발행연도, 출력 상세정보 클릭시 책 상세 정보로 이동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2"/>
          <table:table-cell office:value-type="string">
            <text:p>도서 상세 페이지(도서 예약/예약 대기 리스트)</text:p>
          </table:table-cell>
          <table:table-cell office:value-type="string">
            <text:p>도서 상세 페이지 출력 (이미지, 제목,출판사,isbn번호 분류번호)</text:p>
          </table:table-cell>
          <table:table-cell table:style-name="ce5"/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도서 상세 페이지에서 대출예약신청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도서 상세 페이지에서 대출리스트 확인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관심도서 등록 삭제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관심도서 보기 이동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2"/>
          <table:table-cell table:style-name="ID0E65AG" office:value-type="string">
            <text:p>신규 도서 신청/요청</text:p>
          </table:table-cell>
          <table:table-cell table:style-name="ce10" office:value-type="string">
            <text:p>사용자는 원하는 도서를 신청할 수 있어야 하며, 도서명, 저자명, 출판사 정보를 입력해야 한다.</text:p>
          </table:table-cell>
          <table:table-cell table:number-columns-repeated="252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도서 신청은 중복 방지를 위한 실시간 검색 기능을 포함해야 한다.</text:p>
          </table:table-cell>
          <table:table-cell table:number-columns-repeated="252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신청 후 사용자는 신청 현황을 마이페이지에서 확인할 수 있어야 한다.</text:p>
          </table:table-cell>
          <table:table-cell table:number-columns-repeated="252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신청 결과는 알림 기능을 통해 사용자에게 자동 통지되어야 한다.</text:p>
          </table:table-cell>
          <table:table-cell table:number-columns-repeated="252"/>
        </table:table-row>
        <table:table-row table:style-name="ro41">
          <table:table-cell table:number-columns-repeated="2"/>
          <table:table-cell table:style-name="ce6" office:value-type="string">
            <text:p>도서 추천 시스템 (추천 알고리즘 API) </text:p>
          </table:table-cell>
          <table:table-cell office:value-type="string">
            <text:p>외부 api를 이용해 검색이나 대화를 통해 추천도서 출력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2"/>
          <table:table-cell office:value-type="string">
            <text:p>도서자료 등록/수정/삭제 (관리자</text:p>
          </table:table-cell>
          <table:table-cell office:value-type="string">
            <text:p>도서 자료 등록 (도서명, 저자, 출판사, ISBN, 수량 등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6">
          <table:table-cell table:number-columns-repeated="3"/>
          <table:table-cell table:style-name="ce5" office:value-type="string">
            <text:p>도서 자료 수정 (선택한 도서의 정보 수정 및 반영</text:p>
            <text:p>고려사항: 수정 로그 기록 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도서 삭제(도서 ID 기반 삭제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예약 /대여중인 도서는 삭제 제한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전체 도서리스트 확인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삭제 도서리스트 관리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2"/>
          <table:table-cell office:value-type="string">
            <text:p>도서리뷰</text:p>
          </table:table-cell>
          <table:table-cell office:value-type="string">
            <text:p>도서 상세페이지에서 리뷰등록</text:p>
          </table:table-cell>
          <table:table-cell table:style-name="ce5"/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상세페이지에서 자신 리뷰삭제</text:p>
          </table:table-cell>
          <table:table-cell table:style-name="ce5"/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도서 리스트 출력</text:p>
          </table:table-cell>
          <table:table-cell table:style-name="ce5"/>
          <table:table-cell table:number-columns-repeated="251"/>
        </table:table-row>
        <table:table-row table:style-name="ro38">
          <table:table-cell table:number-columns-repeated="2"/>
          <table:table-cell office:value-type="string">
            <text:p>통계 (도서관 이용 통계)</text:p>
          </table:table-cell>
          <table:table-cell office:value-type="string">
            <text:p>도서 예약/대출 통계 제공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number-columns-repeated="3"/>
          <table:table-cell office:value-type="string">
            <text:p>예약건수로 인기도서 통계 차트 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5">
          <table:table-cell office:value-type="string">
            <text:p>도서대출 반납 관리</text:p>
          </table:table-cell>
          <table:table-cell/>
          <table:table-cell office:value-type="string">
            <text:p>도서 대출/반납/연체 관리</text:p>
            <text:p/>
          </table:table-cell>
          <table:table-cell table:style-name="ce11" office:value-type="string">
            <text:p>도서 대출 요청 승인 처리(-)</text:p>
          </table:table-cell>
          <table:table-cell table:style-name="ce5" office:value-type="string">
            <text:p>기능</text:p>
          </table:table-cell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11" office:value-type="string">
            <text:p>신청도서 요청 승인,거부 처리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8">
          <table:table-cell table:number-columns-repeated="3"/>
          <table:table-cell office:value-type="string">
            <text:p>대출된 도서 반납 처리(U/D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7">
          <table:table-cell table:number-columns-repeated="3"/>
          <table:table-cell table:style-name="ce11" office:value-type="string">
            <text:p>전체 대출/반납/연체 통계 확인(R)</text:p>
          </table:table-cell>
          <table:table-cell table:style-name="ce5" office:value-type="string">
            <text:p>기능</text:p>
          </table:table-cell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연체 기준 설정 기능 추가 C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연체 기준 설정 기능 조회 R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연체 기준 설정 기능 수정 U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연체 기준 설정 기능 삭제 D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연체 기준 중 적용 대상 선택 기능 U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분실/파손 도서 등록 및 관리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ID0ESFDI">
          <table:table-cell table:number-columns-repeated="3"/>
          <table:table-cell table:style-name="ce5" office:value-type="string">
            <text:p>대출 정지 사용자 관리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ID0ESFDI">
          <table:table-cell table:number-columns-repeated="3"/>
          <table:table-cell table:style-name="ce5" office:value-type="string">
            <text:p>연체 또는 도서 파손 등으로 인한 대출 정지 대상자를 지정하고, 정지 기간을 설정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연장 요청 승인/거절 기능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7">
          <table:table-cell table:number-columns-repeated="3"/>
          <table:table-cell table:style-name="ce5" office:value-type="string">
            <text:p>대출자 상세정보 조회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7">
          <table:table-cell table:number-columns-repeated="2"/>
          <table:table-cell office:value-type="string">
            <text:p>반납일 확인 (캘린더 UI)</text:p>
          </table:table-cell>
          <table:table-cell table:style-name="ce11" office:value-type="string">
            <text:p>fullcalendar.js로 반납 예정일 표시(R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7">
          <table:table-cell table:number-columns-repeated="3"/>
          <table:table-cell table:style-name="ce11" office:value-type="string">
            <text:p>반납 예정일 및 연체 여부 알림 수신(C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7">
          <table:table-cell table:number-columns-repeated="2"/>
          <table:table-cell office:value-type="string">
            <text:p>연체자 관리 (관리자)</text:p>
          </table:table-cell>
          <table:table-cell table:style-name="ce11" office:value-type="string">
            <text:p>연체 여부 확인 및 경고 메세지(R)</text:p>
          </table:table-cell>
          <table:table-cell table:style-name="ce5" table:number-columns-repeated="2"/>
          <table:table-cell table:number-columns-repeated="250"/>
        </table:table-row>
        <table:table-row table:style-name="ro37">
          <table:table-cell table:number-columns-repeated="3"/>
          <table:table-cell table:style-name="ce11" office:value-type="string">
            <text:p>반납일 경과 기준 연체자 자동분류(R/U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7">
          <table:table-cell table:number-columns-repeated="3"/>
          <table:table-cell table:style-name="ce11" office:value-type="string">
            <text:p>연체자 목록 조회 및 상태 수정(R/U/D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7">
          <table:table-cell table:number-columns-repeated="2"/>
          <table:table-cell office:value-type="string">
            <text:p>도서 대출/예약 알림 기능 (이메일/SMS API)</text:p>
          </table:table-cell>
          <table:table-cell table:style-name="ce11" office:value-type="string">
            <text:p>연체/반납일자 알림 이메일 및 문자 발송(C)</text:p>
          </table:table-cell>
          <table:table-cell table:style-name="ce5"/>
          <table:table-cell table:number-columns-repeated="251"/>
        </table:table-row>
        <table:table-row table:style-name="ro37">
          <table:table-cell table:number-columns-repeated="3"/>
          <table:table-cell table:style-name="ce11" office:value-type="string">
            <text:p>알림 전송 이력 조회(R)</text:p>
          </table:table-cell>
          <table:table-cell table:style-name="ce5"/>
          <table:table-cell table:number-columns-repeated="251"/>
        </table:table-row>
        <table:table-row table:style-name="ro37">
          <table:table-cell table:number-columns-repeated="3"/>
          <table:table-cell table:style-name="ce11" office:value-type="string">
            <text:p>알림 전송 이력 삭제(D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9">
          <table:table-cell office:value-type="string">
            <text:p>열람실/예약/좌석관리 담당</text:p>
          </table:table-cell>
          <table:table-cell/>
          <table:table-cell office:value-type="string">
            <text:p>열람실 예약/확인/취소</text:p>
          </table:table-cell>
          <table:table-cell table:style-name="ce8" office:value-type="string">
            <text:p>로그인한 사용자만 열람실 좌석 예약 가능해야 한다.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table:style-name="ce8" office:value-type="string">
            <text:p>사용자는 본인의 예약 내역을 확인하고, 사용 전까지 취소할 수 있어야 한다.</text:p>
          </table:table-cell>
          <table:table-cell table:style-name="ce5"/>
          <table:table-cell table:number-columns-repeated="251"/>
        </table:table-row>
        <table:table-row table:style-name="ro38">
          <table:table-cell table:number-columns-repeated="3"/>
          <table:table-cell office:value-type="string">
            <text:p>확인시 번호 설정 취소시 취소번호입력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number-columns-repeated="3"/>
          <table:table-cell office:value-type="string">
            <text:p>좌석번호, 예약 시간 선택</text:p>
          </table:table-cell>
          <table:table-cell table:style-name="ce5" table:number-columns-repeated="2"/>
          <table:table-cell table:number-columns-repeated="250"/>
        </table:table-row>
        <table:table-row table:style-name="ro38">
          <table:table-cell table:number-columns-repeated="3"/>
          <table:table-cell office:value-type="string">
            <text:p>1인당 1좌석만 예약할 수 있도록 제한해야 한다</text:p>
          </table:table-cell>
          <table:table-cell table:style-name="ce5" table:number-columns-repeated="2"/>
          <table:table-cell table:number-columns-repeated="250"/>
        </table:table-row>
        <table:table-row table:style-name="ro38">
          <table:table-cell table:number-columns-repeated="3"/>
          <table:table-cell office:value-type="string">
            <text:p>예약 완료 시 좌석의 상태가 '예약됨'으로 변경되어야 하며, DB에 저장되어야 한다</text:p>
          </table:table-cell>
          <table:table-cell table:style-name="ce5" table:number-columns-repeated="2"/>
          <table:table-cell table:number-columns-repeated="250"/>
        </table:table-row>
        <table:table-row table:style-name="ro39">
          <table:table-cell table:number-columns-repeated="3"/>
          <table:table-cell table:style-name="ce8" office:value-type="string">
            <text:p>좌석 선택해서 예약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42">
          <table:table-cell table:number-columns-repeated="2"/>
          <table:table-cell office:value-type="string">
            <text:p>남은 좌석 확인 기능</text:p>
          </table:table-cell>
          <table:table-cell office:value-type="string">
            <text:p>남은 좌석 확인 (색상을 구분)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43">
          <table:table-cell table:number-columns-repeated="3"/>
          <table:table-cell table:style-name="ce10" office:value-type="string">
            <text:p>남은 좌석 클릭시 바로 예약으로 넘어감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2"/>
          <table:table-cell office:value-type="string">
            <text:p>관리자용 열람실 예약현황 관리</text:p>
          </table:table-cell>
          <table:table-cell table:style-name="ce8" office:value-type="string">
            <text:p>열람실 예약 좌석 확인, 사람이 없는 곳 확인후 예약 취소 가능</text:p>
          </table:table-cell>
          <table:table-cell table:style-name="ce5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number-columns-repeated="3"/>
          <table:table-cell table:style-name="ce8" office:value-type="string">
            <text:p>예약 좌석별 예약시간 확인기능 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2"/>
          <table:table-cell office:value-type="string">
            <text:p>캘린더 기반 예약 보기</text:p>
          </table:table-cell>
          <table:table-cell table:style-name="ce8" office:value-type="string">
            <text:p>캘린더를 이용하여 예약 신청 기능</text:p>
          </table:table-cell>
          <table:table-cell table:style-name="ce5" office:value-type="string">
            <text:p>기능</text:p>
          </table:table-cell>
          <table:table-cell/>
          <table:table-cell table:style-name="ce5"/>
          <table:table-cell table:number-columns-repeated="249"/>
        </table:table-row>
        <table:table-row table:style-name="ro38">
          <table:table-cell table:number-columns-repeated="3"/>
          <table:table-cell office:value-type="string">
            <text:p>예약 날짜 선택시 좌석, 시간 선택</text:p>
          </table:table-cell>
          <table:table-cell table:style-name="ce5" office:value-type="string">
            <text:p>기능</text:p>
          </table:table-cell>
          <table:table-cell/>
          <table:table-cell table:style-name="ce5"/>
          <table:table-cell table:number-columns-repeated="249"/>
        </table:table-row>
        <table:table-row table:style-name="ro38">
          <table:table-cell table:number-columns-repeated="3"/>
          <table:table-cell office:value-type="string">
            <text:p>특정 좌석 또는 시간대에 대한 예약을 차단할 수 있어야 한다.</text:p>
          </table:table-cell>
          <table:table-cell table:style-name="ce5" office:value-type="string">
            <text:p>기능</text:p>
          </table:table-cell>
          <table:table-cell/>
          <table:table-cell table:style-name="ce5"/>
          <table:table-cell table:number-columns-repeated="249"/>
        </table:table-row>
        <table:table-row table:style-name="ro38">
          <table:table-cell table:number-columns-repeated="3"/>
          <table:table-cell office:value-type="string">
            <text:p>문제 회원이 있을시 차단할 수 있어야한다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8">
          <table:table-cell table:number-columns-repeated="3"/>
          <table:table-cell office:value-type="string">
            <text:p>관리자는 모든 예약 내역을 열람실 별, 시간대 별로 조회할 수 있어야 한다.</text:p>
          </table:table-cell>
          <table:table-cell table:style-name="ce5" office:value-type="string">
            <text:p>기능</text:p>
          </table:table-cell>
          <table:table-cell/>
          <table:table-cell table:style-name="ce5"/>
          <table:table-cell table:number-columns-repeated="249"/>
        </table:table-row>
        <table:table-row table:style-name="ro38">
          <table:table-cell table:number-columns-repeated="2"/>
          <table:table-cell office:value-type="string">
            <text:p>찾아오시는 길 (카카오맵 연동)</text:p>
          </table:table-cell>
          <table:table-cell table:style-name="ce12" office:value-type="string">
            <text:p>도서관의 위치를 카카오맵 API로 지도에 표시해야 한다. 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table:style-name="ce12" office:value-type="string">
            <text:p>마커와 함께 기관 정보(주소, 연락처 등)를 표시해야 한다. 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3"/>
          <table:table-cell table:style-name="ce12" office:value-type="string">
            <text:p>길찾기 및 위치 공유 기능이 포함되어야 한다 </text:p>
          </table:table-cell>
          <table:table-cell table:style-name="ce5" office:value-type="string">
            <text:p>기능</text:p>
          </table:table-cell>
          <table:table-cell table:number-columns-repeated="251"/>
        </table:table-row>
        <table:table-row table:style-name="ro38">
          <table:table-cell table:number-columns-repeated="2"/>
          <table:table-cell table:style-name="ce5" office:value-type="string">
            <text:p>도서관 소개/이용안내 페이지</text:p>
          </table:table-cell>
          <table:table-cell table:style-name="ce5" office:value-type="string">
            <text:p>도서관의 소개 페이지는 정적 JSP로 구성하며, 관리자만 수정할 수 있어야 한다. 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8">
          <table:table-cell table:number-columns-repeated="3"/>
          <table:table-cell table:style-name="ce5" office:value-type="string">
            <text:p>이용안내는 이용 시간, 규칙, 예약 방법 등을 포함해야 하며, 카테고리 구분이 가능해야 한다. </text:p>
          </table:table-cell>
          <table:table-cell table:style-name="ce5"/>
          <table:table-cell/>
          <table:table-cell table:style-name="ce5"/>
          <table:table-cell table:number-columns-repeated="249"/>
        </table:table-row>
        <table:table-row table:style-name="ro35">
          <table:table-cell office:value-type="string">
            <text:p><text:s/>커뮤니티/게시판/후기/요청 담당</text:p>
          </table:table-cell>
          <table:table-cell/>
          <table:table-cell office:value-type="string">
            <text:p>독서 커뮤니티(독후감 게시판, 토론 게시판, 추천 도서 게시판)</text:p>
            <text:p/>
          </table:table-cell>
          <table:table-cell table:style-name="ce10" office:value-type="string">
            <text:p>모든 게시판은 페이징, 검색, 필터링 기능을 기본적으로 제공해야 한다.</text:p>
          </table:table-cell>
          <table:table-cell table:style-name="ce10"/>
          <table:table-cell table:style-name="ce5" table:number-columns-repeated="2"/>
          <table:table-cell table:number-columns-repeated="249"/>
        </table:table-row>
        <table:table-row table:style-name="ro38">
          <table:table-cell table:number-columns-repeated="3"/>
          <table:table-cell table:style-name="ce10" office:value-type="string">
            <text:p>게시글은 도서명, 작성자, 태그, 장르 기준으로 검색 및 정렬이 가능해야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3"/>
          <table:table-cell table:style-name="ce10" office:value-type="string">
            <text:p>게시글 등록 시 텍스트, 이미지(최대 3개) 첨부가 가능해야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3"/>
          <table:table-cell table:style-name="ce10" office:value-type="string">
            <text:p>댓글은 스레드형 구조로, 대댓글 포함 최대 3단계까지만 작성 가능해야 한다.</text:p>
          </table:table-cell>
          <table:table-cell table:style-name="ce10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8">
          <table:table-cell table:number-columns-repeated="3"/>
          <table:table-cell table:style-name="ce10" office:value-type="string">
            <text:p>게시글과 댓글에는 좋아요, 신고 기능이 포함되어야 한다.</text:p>
          </table:table-cell>
          <table:table-cell table:style-name="ce10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8">
          <table:table-cell table:number-columns-repeated="3"/>
          <table:table-cell table:style-name="ce10" office:value-type="string">
            <text:p>모든 게시글과 댓글 삭제 수정은 작성자본인과 관리자가 아닐경우 수정, 삭제버튼 숨김</text:p>
          </table:table-cell>
          <table:table-cell table:style-name="ce10"/>
          <table:table-cell table:style-name="ce5"/>
          <table:table-cell table:number-columns-repeated="250"/>
        </table:table-row>
        <table:table-row table:style-name="ro38">
          <table:table-cell table:number-columns-repeated="3"/>
          <table:table-cell table:style-name="ce10" office:value-type="string">
            <text:p>게시글 정렬은 최신순, 인기순, 댓글 많은 순으로 지원해야 한다.</text:p>
          </table:table-cell>
          <table:table-cell table:style-name="ce10"/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 office:value-type="string">
            <text:p>소셜·참여 공간(북프렌즈(독서 소모임), 활동 피드, 알림 기능) </text:p>
          </table:table-cell>
          <table:table-cell table:style-name="ce10" office:value-type="string">
            <text:p>사용자는 독서 주제 기반의 소모임을 생성하고 참여할 수 있어야 한다.</text:p>
          </table:table-cell>
          <table:table-cell table:style-name="ce10"/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소모임 전용 게시판은 일정 공유, 공지, 댓글 기능을 포함해야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팔로우한 유저의 게시글, 댓글, 활동 로그를 활동 피드에서 실시간으로 확인할 수 있어야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알림은 댓글/답글/소모임 공지/도서 신청 처리 등 이벤트 발생 시 자동 생성되어야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알림은 읽음 여부를 확인할 수 있어야 하며, 사용자별 알림함에서 목록 확인이 가능해야 한다.</text:p>
          </table:table-cell>
          <table:table-cell table:style-name="ce10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8">
          <table:table-cell table:number-columns-repeated="2"/>
          <table:table-cell table:style-name="ID0E65AG" office:value-type="string">
            <text:p>이용 안내 및 공지( 공지사항, Q&amp;A, FAQ, 이용 가이드)</text:p>
          </table:table-cell>
          <table:table-cell table:style-name="ce10" office:value-type="string">
            <text:p>공지사항은 관리자가 등록하며 고정 여부 설정이 가능해야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Q&amp;A는 사용자가 질문을 등록하고 관리자가 답변을 작성할 수 있어야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Q&amp;A는 비공개/공개 설정이 가능해야 하며, 댓글형 구조를 가져야 한다.</text:p>
          </table:table-cell>
          <table:table-cell table:style-name="ce10" office:value-type="string">
            <text:p>기능</text:p>
          </table:table-cell>
          <table:table-cell table:style-name="ce5" table:number-columns-repeated="2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FAQ는 관리자가 자주 묻는 질문을 등록하고 카테고리별로 분류할 수 있어야 한다.</text:p>
          </table:table-cell>
          <table:table-cell table:style-name="ce10"/>
          <table:table-cell table:style-name="ce5"/>
          <table:table-cell table:style-name="ce13"/>
          <table:table-cell table:number-columns-repeated="249"/>
        </table:table-row>
        <table:table-row table:style-name="ro38">
          <table:table-cell table:number-columns-repeated="2"/>
          <table:table-cell table:style-name="ID0E65AG"/>
          <table:table-cell table:style-name="ce10" office:value-type="string">
            <text:p>이용 가이드는 이용자 유형별로 시스템 기능 및 이용 방법을 제공해야 한다.</text:p>
          </table:table-cell>
          <table:table-cell table:style-name="ce10"/>
          <table:table-cell table:style-name="ce5"/>
          <table:table-cell table:style-name="ce13"/>
          <table:table-cell table:number-columns-repeated="249"/>
        </table:table-row>
        <table:table-row table:style-name="ro44">
          <table:table-cell table:number-columns-repeated="2"/>
          <table:table-cell office:value-type="string">
            <text:p>공통 UI 및 게시판 CRUD 통합 모듈 개발</text:p>
          </table:table-cell>
          <table:table-cell table:style-name="ce10" office:value-type="string">
            <text:p>게시판 CRUD 작업을 공통 모듈화하여 재사용성을 높인다.</text:p>
          </table:table-cell>
          <table:table-cell table:style-name="ce10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44">
          <table:table-cell table:number-columns-repeated="3"/>
          <table:table-cell table:style-name="ce10" office:value-type="string">
            <text:p>각 게시판 유형별로 권한(읽기, 쓰기, 수정, 삭제)을 설정할 수 있도록 권한 관리 기능을 제공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number-columns-repeated="3"/>
          <table:table-cell table:style-name="ce10" office:value-type="string">
            <text:p>모든 게시판은 페이징, 검색, 필터링 기능을 기본적으로 제공해야 한다</text:p>
          </table:table-cell>
          <table:table-cell table:style-name="ce10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number-columns-repeated="3"/>
          <table:table-cell table:style-name="ce10" office:value-type="string">
            <text:p>공통 모듈은 확장 가능한 구조로 설계하여 향후 새로운 게시판 추가 시 유연하게 대응 가능하도록 한다.</text:p>
          </table:table-cell>
          <table:table-cell table:style-name="ce10" office:value-type="string">
            <text:p>기능</text:p>
          </table:table-cell>
          <table:table-cell table:style-name="ce5"/>
          <table:table-cell table:number-columns-repeated="250"/>
        </table:table-row>
        <table:table-row table:style-name="ro38">
          <table:table-cell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number-columns-repeated="250"/>
        </table:table-row>
        <table:table-row table:style-name="ro38" table:number-rows-repeated="4">
          <table:table-cell table:number-columns-repeated="4"/>
          <table:table-cell table:style-name="ce10"/>
          <table:table-cell table:style-name="ce8"/>
          <table:table-cell table:number-columns-repeated="250"/>
        </table:table-row>
        <table:table-row table:style-name="ro45" table:number-rows-repeated="65534">
          <table:table-cell table:number-columns-repeated="256"/>
        </table:table-row>
        <table:table-row table:style-name="ro4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fo:color="#000000" style:font-name="돋움" fo:font-size="10pt" style:font-name-asian="돋움" style:font-size-asian="10pt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_5f__5f__5f_" style:display-name="표준____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표준_5f__5f_" style:display-name="표준__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</office:styles>
  <office:automatic-styles>
    <style:page-layout style:name="Mpm1">
      <style:page-layout-properties fo:page-width="20.999cm" fo:page-height="29.699cm" style:num-format="1" style:print-orientation="portrait" fo:margin-top="0.801cm" fo:margin-bottom="0.801cm" fo:margin-left="1.778cm" fo:margin-right="1.778cm" style:scale-to="48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2025-04-14</text:date>, <text:time>17:47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5-04-14T05:53:40.688</meta:creation-date>
    <dc:creator>a a</dc:creator>
    <dc:date>2025-04-14T17:47:00.22</dc:date>
    <meta:editing-cycles>19</meta:editing-cycles>
    <meta:editing-duration>PT3.933333333333333H0M0S</meta:editing-duration>
    <meta:document-statistic meta:table-count="3" meta:cell-count="244" meta:object-count="0"/>
  </office:meta>
</office:document-meta>
</file>